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Ubuntu" fo:font-size="10pt" officeooo:rsid="0011165b" officeooo:paragraph-rsid="0011165b" style:font-size-asian="10pt" style:font-size-complex="10pt"/>
    </style:style>
    <style:style style:name="P2" style:family="paragraph" style:parent-style-name="Standard">
      <style:paragraph-properties fo:line-height="100%"/>
      <style:text-properties style:font-name="Ubuntu" fo:font-size="10pt" officeooo:rsid="0012e30e" officeooo:paragraph-rsid="0012e30e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Ubuntu" fo:font-size="10pt" officeooo:rsid="0012e30e" officeooo:paragraph-rsid="0015483a" style:font-size-asian="10pt" style:font-size-complex="10pt"/>
    </style:style>
    <style:style style:name="P4" style:family="paragraph" style:parent-style-name="Standard">
      <style:paragraph-properties fo:line-height="100%"/>
      <style:text-properties style:font-name="Ubuntu" fo:font-size="10pt" officeooo:rsid="00180edd" officeooo:paragraph-rsid="00180edd" style:font-size-asian="10pt" style:font-size-complex="10pt"/>
    </style:style>
    <style:style style:name="P5" style:family="paragraph" style:parent-style-name="Standard">
      <style:paragraph-properties fo:line-height="100%"/>
      <style:text-properties style:font-name="Ubuntu" fo:font-size="10pt" officeooo:rsid="001a0870" officeooo:paragraph-rsid="001a0870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Ubuntu" fo:font-size="10pt" officeooo:rsid="001a0870" officeooo:paragraph-rsid="00218e3c" style:font-size-asian="10pt" style:font-size-complex="10pt"/>
    </style:style>
    <style:style style:name="P7" style:family="paragraph" style:parent-style-name="Standard">
      <style:paragraph-properties fo:line-height="100%"/>
      <style:text-properties style:font-name="Ubuntu" fo:font-size="10pt" fo:font-weight="bold" officeooo:rsid="0011165b" officeooo:paragraph-rsid="0011165b" style:font-size-asian="10pt" style:font-weight-asian="bold" style:font-size-complex="10pt" style:font-weight-complex="bold"/>
    </style:style>
    <style:style style:name="P8" style:family="paragraph" style:parent-style-name="Standard" style:list-style-name="L1">
      <style:paragraph-properties fo:line-height="100%"/>
      <style:text-properties style:font-name="Ubuntu" fo:font-size="10pt" officeooo:rsid="001a0870" officeooo:paragraph-rsid="001a0870" style:font-size-asian="10pt" style:font-size-complex="10pt"/>
    </style:style>
    <style:style style:name="P9" style:family="paragraph" style:parent-style-name="Standard">
      <style:paragraph-properties fo:line-height="100%"/>
      <style:text-properties style:font-name="Ubuntu" fo:font-size="10pt" officeooo:rsid="001b8900" officeooo:paragraph-rsid="001a0870" style:font-size-asian="10pt" style:font-size-complex="10pt"/>
    </style:style>
    <style:style style:name="P10" style:family="paragraph" style:parent-style-name="Standard" style:list-style-name="L2">
      <style:paragraph-properties fo:line-height="100%"/>
      <style:text-properties style:font-name="Ubuntu" fo:font-size="10pt" officeooo:rsid="001b8900" officeooo:paragraph-rsid="001a0870" style:font-size-asian="10pt" style:font-size-complex="10pt"/>
    </style:style>
    <style:style style:name="P11" style:family="paragraph" style:parent-style-name="Standard">
      <style:paragraph-properties fo:line-height="100%"/>
      <style:text-properties style:font-name="Ubuntu" fo:font-size="10pt" officeooo:rsid="001d6bc8" officeooo:paragraph-rsid="001d6bc8" style:font-size-asian="10pt" style:font-size-complex="10pt"/>
    </style:style>
    <style:style style:name="P12" style:family="paragraph" style:parent-style-name="Standard" style:list-style-name="L3">
      <style:paragraph-properties fo:line-height="100%"/>
      <style:text-properties style:font-name="Ubuntu" fo:font-size="10pt" officeooo:rsid="001d6bc8" officeooo:paragraph-rsid="001d6bc8" style:font-size-asian="10pt" style:font-size-complex="10pt"/>
    </style:style>
    <style:style style:name="P13" style:family="paragraph" style:parent-style-name="Standard" style:list-style-name="L3">
      <style:paragraph-properties fo:line-height="100%"/>
      <style:text-properties style:font-name="Ubuntu" fo:font-size="10pt" officeooo:rsid="001d6bc8" officeooo:paragraph-rsid="001e3bf2" style:font-size-asian="10pt" style:font-size-complex="10pt"/>
    </style:style>
    <style:style style:name="P14" style:family="paragraph" style:parent-style-name="Standard" style:list-style-name="L3">
      <style:paragraph-properties fo:line-height="100%"/>
      <style:text-properties style:font-name="Ubuntu" fo:font-size="10pt" officeooo:rsid="002008c6" officeooo:paragraph-rsid="002008c6" style:font-size-asian="10pt" style:font-size-complex="10pt"/>
    </style:style>
    <style:style style:name="P15" style:family="paragraph" style:parent-style-name="Standard" style:list-style-name="L3">
      <style:paragraph-properties fo:line-height="100%"/>
      <style:text-properties style:font-name="Ubuntu" fo:font-size="10pt" officeooo:rsid="001e3bf2" officeooo:paragraph-rsid="001e3bf2" style:font-size-asian="10pt" style:font-size-complex="10pt"/>
    </style:style>
    <style:style style:name="P16" style:family="paragraph" style:parent-style-name="Standard" style:list-style-name="L3">
      <style:paragraph-properties fo:line-height="100%"/>
      <style:text-properties style:font-name="Ubuntu" fo:font-size="10pt" officeooo:rsid="001f0a05" officeooo:paragraph-rsid="001f0a05" style:font-size-asian="10pt" style:font-size-complex="10pt"/>
    </style:style>
    <style:style style:name="P17" style:family="paragraph" style:parent-style-name="Standard">
      <style:paragraph-properties fo:line-height="100%"/>
      <style:text-properties style:font-name="Ubuntu" fo:font-size="10pt" officeooo:rsid="001f0a05" officeooo:paragraph-rsid="001f0a05" style:font-size-asian="10pt" style:font-size-complex="10pt"/>
    </style:style>
    <style:style style:name="P18" style:family="paragraph" style:parent-style-name="Standard">
      <style:paragraph-properties fo:line-height="100%"/>
      <style:text-properties style:font-name="Ubuntu" fo:font-size="10pt" officeooo:rsid="00218e3c" officeooo:paragraph-rsid="001f0a05" style:font-size-asian="10pt" style:font-size-complex="10pt"/>
    </style:style>
    <style:style style:name="P19" style:family="paragraph" style:parent-style-name="Standard" style:list-style-name="L4">
      <style:paragraph-properties fo:line-height="100%"/>
      <style:text-properties style:font-name="Ubuntu" fo:font-size="10pt" officeooo:rsid="0022b80b" officeooo:paragraph-rsid="0022b80b" style:font-size-asian="10pt" style:font-size-complex="10pt"/>
    </style:style>
    <style:style style:name="P20" style:family="paragraph" style:parent-style-name="Standard" style:list-style-name="L4">
      <style:paragraph-properties fo:line-height="100%"/>
      <style:text-properties style:font-name="Ubuntu" fo:font-size="10pt" officeooo:rsid="00241f46" officeooo:paragraph-rsid="00241f46" style:font-size-asian="10pt" style:font-size-complex="10pt"/>
    </style:style>
    <style:style style:name="P21" style:family="paragraph" style:parent-style-name="Standard">
      <style:paragraph-properties fo:line-height="100%"/>
      <style:text-properties style:font-name="Ubuntu" fo:font-size="10pt" officeooo:rsid="0013dace" officeooo:paragraph-rsid="0015483a" style:font-size-asian="10pt" style:font-size-complex="10pt"/>
    </style:style>
    <style:style style:name="P22" style:family="paragraph" style:parent-style-name="Standard">
      <style:paragraph-properties fo:line-height="100%"/>
      <style:text-properties style:font-name="Ubuntu" fo:font-size="10pt" officeooo:rsid="00266b19" officeooo:paragraph-rsid="00266b19" style:font-size-asian="10pt" style:font-size-complex="10pt"/>
    </style:style>
    <style:style style:name="P23" style:family="paragraph" style:parent-style-name="Standard" style:list-style-name="L5">
      <style:paragraph-properties fo:line-height="100%"/>
      <style:text-properties style:font-name="Ubuntu" fo:font-size="10pt" officeooo:rsid="00266b19" officeooo:paragraph-rsid="00266b19" style:font-size-asian="10pt" style:font-size-complex="10pt"/>
    </style:style>
    <style:style style:name="P24" style:family="paragraph" style:parent-style-name="Standard" style:list-style-name="L5">
      <style:paragraph-properties fo:line-height="100%"/>
      <style:text-properties style:font-name="Ubuntu" fo:font-size="10pt" officeooo:rsid="002676fd" officeooo:paragraph-rsid="002676fd" style:font-size-asian="10pt" style:font-size-complex="10pt"/>
    </style:style>
    <style:style style:name="P25" style:family="paragraph" style:parent-style-name="Standard" style:list-style-name="L5">
      <style:paragraph-properties fo:line-height="100%"/>
      <style:text-properties style:font-name="Ubuntu" fo:font-size="10pt" officeooo:rsid="0027b72e" officeooo:paragraph-rsid="0027b72e" style:font-size-asian="10pt" style:font-size-complex="10pt"/>
    </style:style>
    <style:style style:name="P26" style:family="paragraph" style:parent-style-name="Standard">
      <style:paragraph-properties fo:line-height="100%"/>
      <style:text-properties style:font-name="Ubuntu" fo:font-size="10pt" officeooo:rsid="0027b72e" officeooo:paragraph-rsid="0027b72e" style:font-size-asian="10pt" style:font-size-complex="10pt"/>
    </style:style>
    <style:style style:name="P27" style:family="paragraph" style:parent-style-name="Standard" style:list-style-name="L6">
      <style:paragraph-properties fo:line-height="100%"/>
      <style:text-properties style:font-name="Ubuntu" fo:font-size="10pt" officeooo:rsid="0027b72e" officeooo:paragraph-rsid="0027b72e" style:font-size-asian="10pt" style:font-size-complex="10pt"/>
    </style:style>
    <style:style style:name="P28" style:family="paragraph" style:parent-style-name="Standard" style:list-style-name="L6">
      <style:paragraph-properties fo:line-height="100%"/>
      <style:text-properties style:font-name="Ubuntu" fo:font-size="10pt" officeooo:rsid="002849ff" officeooo:paragraph-rsid="002849ff" style:font-size-asian="10pt" style:font-size-complex="10pt"/>
    </style:style>
    <style:style style:name="P29" style:family="paragraph" style:parent-style-name="Standard" style:list-style-name="L6">
      <style:paragraph-properties fo:line-height="100%"/>
      <style:text-properties style:font-name="Ubuntu" fo:font-size="10pt" officeooo:rsid="00296fd6" officeooo:paragraph-rsid="00296fd6" style:font-size-asian="10pt" style:font-size-complex="10pt"/>
    </style:style>
    <style:style style:name="P30" style:family="paragraph" style:parent-style-name="Standard">
      <style:paragraph-properties fo:line-height="100%"/>
      <style:text-properties style:font-name="Ubuntu" fo:font-size="10pt" officeooo:rsid="00296fd6" officeooo:paragraph-rsid="00296fd6" style:font-size-asian="10pt" style:font-size-complex="10pt"/>
    </style:style>
    <style:style style:name="P31" style:family="paragraph" style:parent-style-name="Standard" style:list-style-name="L7">
      <style:paragraph-properties fo:line-height="100%"/>
      <style:text-properties style:font-name="Ubuntu" fo:font-size="10pt" officeooo:rsid="00296fd6" officeooo:paragraph-rsid="00296fd6" style:font-size-asian="10pt" style:font-size-complex="10pt"/>
    </style:style>
    <style:style style:name="P32" style:family="paragraph" style:parent-style-name="Standard">
      <style:paragraph-properties fo:line-height="100%"/>
      <style:text-properties style:font-name="Ubuntu" fo:font-size="10pt" officeooo:rsid="002a2426" officeooo:paragraph-rsid="001d6bc8" style:font-size-asian="10pt" style:font-size-complex="10pt"/>
    </style:style>
    <style:style style:name="P33" style:family="paragraph" style:parent-style-name="Standard">
      <style:paragraph-properties fo:line-height="100%"/>
      <style:text-properties style:font-name="Ubuntu" fo:font-size="10pt" officeooo:rsid="002b69ef" officeooo:paragraph-rsid="002b69ef" style:font-size-asian="10pt" style:font-size-complex="10pt"/>
    </style:style>
    <style:style style:name="P34" style:family="paragraph" style:parent-style-name="Standard" style:list-style-name="L9">
      <style:paragraph-properties fo:line-height="100%"/>
      <style:text-properties style:font-name="Ubuntu" fo:font-size="10pt" officeooo:rsid="002b69ef" officeooo:paragraph-rsid="002b69ef" style:font-size-asian="10pt" style:font-size-complex="10pt"/>
    </style:style>
    <style:style style:name="P35" style:family="paragraph" style:parent-style-name="Standard" style:list-style-name="L2">
      <style:paragraph-properties fo:line-height="100%"/>
      <style:text-properties officeooo:rsid="001d6bc8" officeooo:paragraph-rsid="001d6bc8"/>
    </style:style>
    <style:style style:name="P36" style:family="paragraph" style:parent-style-name="Standard" style:list-style-name="L3">
      <style:paragraph-properties fo:line-height="100%"/>
      <style:text-properties officeooo:rsid="001f0a05" officeooo:paragraph-rsid="001f0a0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dace"/>
    </style:style>
    <style:style style:name="T3" style:family="text">
      <style:text-properties officeooo:rsid="0015483a"/>
    </style:style>
    <style:style style:name="T4" style:family="text">
      <style:text-properties officeooo:rsid="00169c79"/>
    </style:style>
    <style:style style:name="T5" style:family="text">
      <style:text-properties officeooo:rsid="00198a03"/>
    </style:style>
    <style:style style:name="T6" style:family="text">
      <style:text-properties style:font-name="Ubuntu" fo:font-size="10pt" style:font-size-asian="10pt" style:font-size-complex="10pt"/>
    </style:style>
    <style:style style:name="T7" style:family="text">
      <style:text-properties style:font-name="Ubuntu" fo:font-size="10pt" officeooo:rsid="001b8900" style:font-size-asian="10pt" style:font-size-complex="10pt"/>
    </style:style>
    <style:style style:name="T8" style:family="text">
      <style:text-properties style:font-name="Ubuntu" fo:font-size="10pt" officeooo:rsid="001f4f50" style:font-size-asian="10pt" style:font-size-complex="10pt"/>
    </style:style>
    <style:style style:name="T9" style:family="text">
      <style:text-properties officeooo:rsid="00285c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ecture 1 – Notes</text:p>
      <text:p text:style-name="P1"/>
      <text:p text:style-name="P1"/>
      <text:p text:style-name="P2"><text:span text:style-name="T1">Applications</text:span>:</text:p>
      <text:p text:style-name="P2">- Xrays</text:p>
      <text:p text:style-name="P2">- Voices of people, music.</text:p>
      <text:p text:style-name="P2">- Image recognition.</text:p>
      <text:p text:style-name="P2"/>
      <text:p text:style-name="P2"><text:span text:style-name="T1">Reason Deep Learning</text:span>:</text:p>
      <text:p text:style-name="P2">- This type of unstructured data is difficult for a standard ML algorithm to predict.</text:p>
      <text:p text:style-name="P2">- <text:span text:style-name="T2">Fundamental of a machine learning algorithm has an input, and and output, and we use a</text:span></text:p>
      <text:p text:style-name="P2"><text:s text:c="2"/><text:span text:style-name="T2">function f(x) that takes in the input and spits out an output.</text:span></text:p>
      <text:p text:style-name="P2">- <text:span text:style-name="T2">In traditional machine learning we can only use one function.</text:span></text:p>
      <text:p text:style-name="P3">- <text:span text:style-name="T2">Deep learning has multiple layers, each of constitutes an f(x).</text:span></text:p>
      <text:p text:style-name="P3">- <text:span text:style-name="T3">ML: <text:s/>hand engineered features are time consuming, brittle and not scalabe, i.e. trying to create a function that describes a bike. <text:s/>You would have to create a complex function for everything.</text:span></text:p>
      <text:p text:style-name="P3">- <text:span text:style-name="T4">Deep learning can learn the underlying features directly from the data.</text:span></text:p>
      <text:p text:style-name="P3"/>
      <text:p text:style-name="P4"><text:span text:style-name="T1">Deep Learning Algorithms</text:span>:</text:p>
      <text:p text:style-name="P4">- First was called a “perceptron” to learn weights.</text:p>
      <text:p text:style-name="P4">- <text:span text:style-name="T5">Require a lot of memory. <text:s/>This is why AI and Deep learning was not popular 15 years ago.</text:span></text:p>
      <text:p text:style-name="P4"/>
      <text:p text:style-name="P5"><text:span text:style-name="T1">The Perceptron </text:span>– Structural Building Block of Deep Learning</text:p>
      <text:p text:style-name="P6"/>
      <text:p text:style-name="P6">Objects: <text:s/>Inputs and outputs, nodes and weights.</text:p>
      <text:list xml:id="list1543637733" text:style-name="L1">
        <text:list-item>
          <text:p text:style-name="P8">Inputs</text:p>
        </text:list-item>
        <text:list-item>
          <text:p text:style-name="P8">Outputs</text:p>
        </text:list-item>
        <text:list-item>
          <text:p text:style-name="P8">Sigma: <text:s/>Our initialize function</text:p>
        </text:list-item>
        <text:list-item>
          <text:p text:style-name="P8">Weights: </text:p>
        </text:list-item>
      </text:list>
      <text:p text:style-name="P5"/>
      <text:p text:style-name="P9">Formula: <text:s/>Need to multiple each weight by each input.</text:p>
      <text:list xml:id="list2902947423" text:style-name="L2">
        <text:list-item>
          <text:p text:style-name="P10">The first step of a perception is still a linear function. <text:s/></text:p>
        </text:list-item>
        <text:list-item>
          <text:p text:style-name="P35"><text:span text:style-name="T7">A</text:span><text:span text:style-name="T6">pply a non-linear function, which allows us to simulate a non-linear function. </text:span></text:p>
        </text:list-item>
      </text:list>
      <text:p text:style-name="P11"/>
      <text:p text:style-name="P11">Forward Propagation:</text:p>
      <text:list xml:id="list3130605673" text:style-name="L3">
        <text:list-item>
          <text:p text:style-name="P12">Bias: <text:s/>Perceptron includes a bias. <text:s/>This bias always has a value of 1. <text:s/>It is the y intercept. </text:p>
          <text:list>
            <text:list-item>
              <text:p text:style-name="P14">Note: <text:s/>We only add the bias to a non-linear function. </text:p>
            </text:list-item>
          </text:list>
        </text:list-item>
        <text:list-item>
          <text:p text:style-name="P12">Theta 0: <text:s/>Will be our bias in the function. </text:p>
        </text:list-item>
        <text:list-item>
          <text:p text:style-name="P12">Y = g(Theta 0 + X^T*Theta</text:p>
        </text:list-item>
        <text:list-item>
          <text:p text:style-name="P12">here “g” is our activation function. <text:s/>One example of an activation function is the sigmoid function. </text:p>
        </text:list-item>
        <text:list-item>
          <text:p text:style-name="P15">Activation function:</text:p>
          <text:list>
            <text:list-item>
              <text:p text:style-name="P15">Not always required. </text:p>
            </text:list-item>
            <text:list-item>
              <text:p text:style-name="P13">Sigmoid: <text:s/>Most commonly used in Deep Learning. <text:s/>The other is ReLU.</text:p>
            </text:list-item>
            <text:list-item>
              <text:p text:style-name="P36"><text:span text:style-name="T6">They are all non-linear functions. <text:s/></text:span><text:span text:style-name="T8">Their output will be 0 to 1. </text:span></text:p>
            </text:list-item>
            <text:list-item>
              <text:p text:style-name="P16">Process: <text:s/>See slide. <text:s/>We first take a sum of all of the X values * their weight and then apply the activation function. <text:s text:c="2"/>This is very important to understand. <text:s/></text:p>
            </text:list-item>
          </text:list>
        </text:list-item>
      </text:list>
      <text:p text:style-name="P17"/>
      <text:p text:style-name="P18">How can we build a Neural Network with a Perceptron? </text:p>
      <text:list xml:id="list2818829803" text:style-name="L4">
        <text:list-item>
          <text:p text:style-name="P19">Slide Perceptron Simplified:</text:p>
          <text:list>
            <text:list-item>
              <text:p text:style-name="P19">We have inputs, a single node or layer “z” and then the application of our activation function y = g(z). </text:p>
            </text:list-item>
            <text:list-item>
              <text:p text:style-name="P19">Each layer is called a node. </text:p>
            </text:list-item>
            <text:list-item>
              <text:p text:style-name="P20">Formula </text:p>
              <text:list>
                <text:list-item>
                  <text:p text:style-name="P20">z = Theta0 + Sigma(Xj * ThetaJ). </text:p>
                </text:list-item>
                <text:list-item>
                  <text:p text:style-name="P20">Here Theta0 is our bias, which is added to the sum of our X inputs times Theta weights. </text:p>
                </text:list-item>
                <text:list-item>
                  <text:p text:style-name="P20"/>
                </text:list-item>
              </text:list>
            </text:list-item>
          </text:list>
        </text:list-item>
      </text:list>
      <text:p text:style-name="P11"/>
      <text:p text:style-name="P11"/>
      <text:p text:style-name="P11"><text:soft-page-break/></text:p>
      <text:p text:style-name="P11"/>
      <text:p text:style-name="P22">How to make a perceptron more complicated?</text:p>
      <text:list xml:id="list4149740753" text:style-name="L5">
        <text:list-item>
          <text:p text:style-name="P23">We can add more neurons. </text:p>
        </text:list-item>
        <text:list-item>
          <text:p text:style-name="P23">In the class example, we still have one layer of inputs (X1 &gt; Xm), two outputs and one layer with two nodes. <text:s/></text:p>
        </text:list-item>
        <text:list-item>
          <text:p text:style-name="P23">and one layer in the neural network, but this time we have two nodes, Z1 and Z2. </text:p>
        </text:list-item>
        <text:list-item>
          <text:p text:style-name="P23">Each column of Z’s is a single layer. <text:s/>Each Z is a neuron. </text:p>
        </text:list-item>
        <text:list-item>
          <text:p text:style-name="P23">Nodes: <text:s/>Each circle represents a circle, and each arrow from one node to another is an edge. </text:p>
        </text:list-item>
        <text:list-item>
          <text:p text:style-name="P23">Arrows: <text:s/>Are considered the edges, which I guess represents where the nodes interact. </text:p>
        </text:list-item>
        <text:list-item>
          <text:p text:style-name="P23">For each input there are four edges. <text:s/>So that means 3 * 4, then for 4 nodes you have two outputs, which is 4*2. <text:s/>So in total that is 20. </text:p>
        </text:list-item>
        <text:list-item>
          <text:p text:style-name="P24">Training: <text:s/>The fitting process is to find weights to get a good output or our predictive value. </text:p>
        </text:list-item>
        <text:list-item>
          <text:p text:style-name="P24">Why would we want four nodes for three inputs?</text:p>
        </text:list-item>
        <text:list-item>
          <text:p text:style-name="P25">Always calculate a sum, add a bias and then a weight. </text:p>
        </text:list-item>
      </text:list>
      <text:p text:style-name="P26"/>
      <text:p text:style-name="P26"/>
      <text:p text:style-name="P26">Example Problem: <text:s/>Pass This Class</text:p>
      <text:list xml:id="list1173637598" text:style-name="L6">
        <text:list-item>
          <text:p text:style-name="P27">x1 = Number of Lectures attended</text:p>
        </text:list-item>
        <text:list-item>
          <text:p text:style-name="P27">x2 = hours spent on the final project <text:span text:style-name="T9">(vertical axis)</text:span></text:p>
        </text:list-item>
        <text:list-item>
          <text:p text:style-name="P28">Input value is the x &amp; y value from the euclidean distance (x1,y1), (x2,y2), etc. </text:p>
        </text:list-item>
        <text:list-item>
          <text:p text:style-name="P29">Has 2 inputs, 3 nodes, 1 output, pass or not. </text:p>
        </text:list-item>
      </text:list>
      <text:p text:style-name="P30"/>
      <text:p text:style-name="P30">Quantifying Loss:</text:p>
      <text:list xml:id="list1234754717" text:style-name="L7">
        <text:list-item>
          <text:p text:style-name="P31">Loss: <text:s/>What is the loss in this model?</text:p>
          <text:list>
            <text:list-item>
              <text:p text:style-name="P31">Predicted value minus actual. <text:s/>L(f(xi, theta), yi)</text:p>
            </text:list-item>
          </text:list>
        </text:list-item>
      </text:list>
      <text:p text:style-name="P32"/>
      <text:p text:style-name="P33">Tutorial – Training First Model – Fahrenheit</text:p>
      <text:list xml:id="list945230209" text:style-name="L9">
        <text:list-item>
          <text:p text:style-name="P34">Our neural network will have a single input and a single output. </text:p>
        </text:list-item>
        <text:list-item>
          <text:p text:style-name="P34">F = c * 1.8 + 32. </text:p>
        </text:list-item>
        <text:list-item>
          <text:p text:style-name="P34">One neuron is enough. You can put two, but one is ideal. </text:p>
        </text:list-item>
        <text:list-item>
          <text:p text:style-name="P34"/>
        </text:list-item>
      </text:list>
      <text:p text:style-name="P11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1"><text:s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1:56:32.950113083</meta:creation-date>
    <meta:generator>LibreOffice/6.0.7.3$Linux_X86_64 LibreOffice_project/00m0$Build-3</meta:generator>
    <dc:date>2019-03-31T14:07:33.485388368</dc:date>
    <meta:editing-duration>PT1H11M34S</meta:editing-duration>
    <meta:editing-cycles>26</meta:editing-cycles>
    <meta:document-statistic meta:table-count="0" meta:image-count="0" meta:object-count="0" meta:page-count="2" meta:paragraph-count="69" meta:word-count="698" meta:character-count="3678" meta:non-whitespace-character-count="3021"/>
  </office:meta>
</office:document-meta>
</file>